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4.101cm" fo:min-width="20.328cm" draw:shadow="visible" draw:shadow-offset-x="0.102cm" draw:shadow-offset-y="0.1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8.296cm" draw:shadow="visible" draw:shadow-offset-x="0.102cm" draw:shadow-offset-y="0.10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18.296cm" draw:shadow="visible" draw:shadow-offset-x="0.102cm" draw:shadow-offset-y="0.102cm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8.593cm" draw:shadow="visible" draw:shadow-offset-x="0.102cm" draw:shadow-offset-y="0.102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8.339cm" draw:shadow="visible" draw:shadow-offset-x="0.102cm" draw:shadow-offset-y="0.102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17.737cm" draw:shadow="visible" draw:shadow-offset-x="0.102cm" draw:shadow-offset-y="0.10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18.169cm" draw:shadow="visible" draw:shadow-offset-x="0.102cm" draw:shadow-offset-y="0.102cm"/>
    </style:style>
    <style:style style:name="gr8" style:family="graphic" style:parent-style-name="standard">
      <style:graphic-properties svg:stroke-color="#000000" draw:fill-color="#eeeeee" draw:textarea-horizontal-align="justify" draw:textarea-vertical-align="middle" draw:auto-grow-height="false" fo:min-height="3.052cm" fo:min-width="11.692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3.052cm" fo:min-width="4.58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31cm" draw:shadow="visible" draw:shadow-offset-x="0.102cm" draw:shadow-offset-y="0.10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437cm" draw:shadow="visible" draw:shadow-offset-x="0.102cm" draw:shadow-offset-y="0.102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2.929cm" draw:shadow="visible" draw:shadow-offset-x="0.102cm" draw:shadow-offset-y="0.102cm"/>
    </style:style>
    <style:style style:name="gr13" style:family="graphic" style:parent-style-name="standard">
      <style:graphic-properties draw:stroke="none" svg:stroke-color="#000000" draw:fill="none" draw:fill-color="#ffffff" fo:min-height="1.169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svg:stroke-color="#000000" draw:marker-start="Square" draw:marker-start-width="0.3cm" draw:marker-end="Arrow" draw:marker-end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11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20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 style:font-size-asian="18pt" style:font-size-complex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5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end" style:writing-mode="lr-tb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4pt" style:font-size-asian="18pt" style:font-size-complex="18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828cm" svg:height="14.351cm" svg:x="5.826cm" svg:y="4.4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796cm" svg:height="1.143cm" svg:x="6.842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96cm" svg:height="4.572cm" svg:x="6.842cm" svg:y="7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093cm" svg:height="1.143cm" svg:x="7.096cm" svg:y="9.001cm">
          <text:p text:style-name="P3"><text:span text:style-name="T1">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.839cm" svg:height="1.143cm" svg:x="16.545cm" svg:y="9.001cm">
          <text:p text:style-name="P3"><text:span text:style-name="T1">Optimizer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8.237cm" svg:height="1.143cm" svg:x="7.096cm" svg:y="10.525cm">
          <text:p text:style-name="P3"><text:span text:style-name="T1">Execution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8.669cm" svg:height="5.334cm" svg:x="6.842cm" svg:y="12.5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192cm" svg:height="3.302cm" svg:x="7.35cm" svg:y="13.8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3.302cm" svg:x="19.923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81cm" svg:height="1.397cm" svg:x="7.604cm" svg:y="15.097cm">
          <text:p text:style-name="P3"><text:span text:style-name="T2">Auth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3.937cm" svg:height="1.397cm" svg:x="11.668cm" svg:y="15.097cm">
          <text:p text:style-name="P3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429cm" svg:height="1.397cm" svg:x="15.859cm" svg:y="15.097cm">
          <text:p text:style-name="P3"><text:span text:style-name="T2">G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826cm" svg:height="1.419cm" svg:x="13.954cm" svg:y="4.683cm">
          <draw:text-box>
            <text:p text:style-name="P6"><text:span text:style-name="T3">Query Engine</text:span></text:p>
          </draw:text-box>
        </draw:frame>
        <draw:frame draw:style-name="gr14" draw:text-style-name="P8" draw:layer="layout" svg:width="3.937cm" svg:height="0.962cm" svg:x="14.208cm" svg:y="6.08cm">
          <draw:text-box>
            <text:p text:style-name="P6"><text:span text:style-name="T4">Listeners</text:span></text:p>
          </draw:text-box>
        </draw:frame>
        <draw:frame draw:style-name="gr14" draw:text-style-name="P8" draw:layer="layout" svg:width="6.096cm" svg:height="0.962cm" svg:x="13.319cm" svg:y="7.912cm">
          <draw:text-box>
            <text:p text:style-name="P6"><text:span text:style-name="T4">Query Processor</text:span></text:p>
          </draw:text-box>
        </draw:frame>
        <draw:frame draw:style-name="gr14" draw:text-style-name="P8" draw:layer="layout" svg:width="6.096cm" svg:height="0.962cm" svg:x="13.446cm" svg:y="12.684cm">
          <draw:text-box>
            <text:p text:style-name="P6"><text:span text:style-name="T4">Data Stores</text:span></text:p>
          </draw:text-box>
        </draw:frame>
        <draw:frame draw:style-name="gr14" draw:text-style-name="P9" draw:layer="layout" svg:width="6.096cm" svg:height="0.962cm" svg:x="10.779cm" svg:y="14.008cm">
          <draw:text-box>
            <text:p text:style-name="P6"><text:span text:style-name="T1">Couchbase Server</text:span></text:p>
          </draw:text-box>
        </draw:frame>
        <draw:frame draw:style-name="gr14" draw:text-style-name="P9" draw:layer="layout" svg:width="6.096cm" svg:height="0.962cm" svg:x="19.542cm" svg:y="14.008cm">
          <draw:text-box>
            <text:p text:style-name="P6"><text:span text:style-name="T1">Others</text:span></text:p>
          </draw:text-box>
        </draw:frame>
        <draw:custom-shape draw:style-name="gr12" draw:text-style-name="P5" draw:layer="layout" svg:width="3.429cm" svg:height="1.397cm" svg:x="20.749cm" svg:y="15.097cm">
          <text:p text:style-name="P3"><text:span text:style-name="T2">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21.574cm" svg:y1="2.397cm" svg:x2="21.574cm" svg:y2="4.429cm">
          <text:p/>
        </draw:line>
        <draw:frame draw:style-name="gr16" draw:text-style-name="P10" draw:layer="layout" svg:width="2.667cm" svg:height="1.361cm" svg:x="21.828cm" svg:y="2.27cm">
          <draw:text-box>
            <text:p><text:span text:style-name="T2">Query</text:span></text:p>
            <text:p><text:span text:style-name="T2">Requests</text:span></text:p>
          </draw:text-box>
        </draw:frame>
        <draw:line draw:style-name="gr17" draw:text-style-name="P11" draw:layer="layout" svg:x1="5.826cm" svg:y1="15.351cm" svg:x2="3.159cm" svg:y2="15.351cm">
          <text:p/>
        </draw:line>
        <draw:frame draw:style-name="gr18" draw:text-style-name="P13" draw:layer="layout" svg:width="2.667cm" svg:height="2.455cm" svg:x="3.032cm" svg:y="13.277cm">
          <draw:text-box>
            <text:p text:style-name="P12"><text:span text:style-name="T2">To Index and Data Servi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25T13:45:29.800073000</meta:creation-date>
    <dc:date>2018-04-26T08:37:52.011082000</dc:date>
    <meta:editing-duration>PT23M52S</meta:editing-duration>
    <meta:editing-cycles>6</meta:editing-cycles>
    <meta:generator>LibreOffice/6.3.2.2$MacOSX_X86_64 LibreOffice_project/98b30e735bda24bc04ab42594c85f7fd8be07b9c</meta:generator>
    <meta:document-statistic meta:object-count="23"/>
  </office:meta>
</office:document-meta>
</file>